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67ef" officeooo:paragraph-rsid="000767ef" style:font-weight-asian="bold" style:font-weight-complex="bold"/>
    </style:style>
    <style:style style:name="P2" style:family="paragraph" style:parent-style-name="Standard">
      <style:text-properties officeooo:rsid="000767ef" officeooo:paragraph-rsid="000767ef"/>
    </style:style>
    <style:style style:name="P3" style:family="paragraph" style:parent-style-name="Standard" style:list-style-name="L1">
      <style:text-properties officeooo:rsid="000767ef" officeooo:paragraph-rsid="000767ef"/>
    </style:style>
    <style:style style:name="P4" style:family="paragraph" style:parent-style-name="Standard" style:list-style-name="L1">
      <style:text-properties officeooo:rsid="000767ef" officeooo:paragraph-rsid="000c93b4"/>
    </style:style>
    <style:style style:name="P5" style:family="paragraph" style:parent-style-name="Standard">
      <style:text-properties officeooo:rsid="0008c8db" officeooo:paragraph-rsid="0008c8db"/>
    </style:style>
    <style:style style:name="P6" style:family="paragraph" style:parent-style-name="Standard" style:list-style-name="L2">
      <style:text-properties officeooo:rsid="0008c8db" officeooo:paragraph-rsid="0008c8db"/>
    </style:style>
    <style:style style:name="P7" style:family="paragraph" style:parent-style-name="Standard" style:list-style-name="L2">
      <style:text-properties officeooo:paragraph-rsid="0008c8db"/>
    </style:style>
    <style:style style:name="P8" style:family="paragraph" style:parent-style-name="Standard" style:list-style-name="L2">
      <style:text-properties officeooo:rsid="000b5bfd" officeooo:paragraph-rsid="000b5bfd"/>
    </style:style>
    <style:style style:name="P9" style:family="paragraph" style:parent-style-name="Standard" style:list-style-name="L2">
      <style:text-properties officeooo:rsid="000c54fa" officeooo:paragraph-rsid="000c54fa"/>
    </style:style>
    <style:style style:name="T1" style:family="text">
      <style:text-properties officeooo:rsid="0008c8db"/>
    </style:style>
    <style:style style:name="T2" style:family="text">
      <style:text-properties officeooo:rsid="000b5bfd"/>
    </style:style>
    <style:style style:name="T3" style:family="text">
      <style:text-properties officeooo:rsid="000c93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omial Heap</text:p>
      <text:p text:style-name="P2"/>
      <text:p text:style-name="P2">Binomial tree</text:p>
      <text:list xml:id="list4674463990636466331" text:style-name="L1">
        <text:list-item>
          <text:p text:style-name="P3">Definition</text:p>
        </text:list-item>
        <text:list-item>
          <text:p text:style-name="P3">Properties</text:p>
          <text:list>
            <text:list-item>
              <text:p text:style-name="P3">Number of nodes</text:p>
            </text:list-item>
            <text:list-item>
              <text:p text:style-name="P3">Height</text:p>
            </text:list-item>
            <text:list-item>
              <text:p text:style-name="P3">Number of nodes at each level</text:p>
            </text:list-item>
            <text:list-item>
              <text:p text:style-name="P4"><text:span text:style-name="T3">Maximum degree</text:span></text:p>
            </text:list-item>
          </text:list>
        </text:list-item>
      </text:list>
      <text:p text:style-name="P2"/>
      <text:p text:style-name="P5">Binomial heap</text:p>
      <text:list xml:id="list4833335182177518699" text:style-name="L2">
        <text:list-item>
          <text:p text:style-name="P8">Definition</text:p>
        </text:list-item>
        <text:list-item>
          <text:p text:style-name="P6">Relation of a n-element binomial heap with the binary representation of n.</text:p>
        </text:list-item>
        <text:list-item>
          <text:p text:style-name="P7"><text:span text:style-name="T1">Representation of a binomial heap using linked data structures</text:span><text:span text:style-name="T2">(left child, right sibling)</text:span><text:span text:style-name="T1">.</text:span></text:p>
        </text:list-item>
        <text:list-item>
          <text:p text:style-name="P8">Operations</text:p>
          <text:list>
            <text:list-item>
              <text:p text:style-name="P9">Finding the minimum key</text:p>
            </text:list-item>
            <text:list-item>
              <text:p text:style-name="P9">Insertion of a given element</text:p>
            </text:list-item>
            <text:list-item>
              <text:p text:style-name="P9">Change the value of a given key node</text:p>
            </text:list-item>
            <text:list-item>
              <text:p text:style-name="P9">Delete the node containing the minimum key</text:p>
            </text:list-item>
            <text:list-item>
              <text:p text:style-name="P9">Union – Merge two binomial heap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06:25</meta:creation-date>
    <dc:title>T1</dc:title>
    <meta:editing-duration>PT4M51S</meta:editing-duration>
    <meta:editing-cycles>4</meta:editing-cycles>
    <meta:generator>LibreOffice/4.0.2.2$Linux_x86 LibreOffice_project/400m0$Build-2</meta:generator>
    <meta:initial-creator>Kempa </meta:initial-creator>
    <dc:date>2013-09-29T22:10:40</dc:date>
    <dc:creator>Kempa </dc:creator>
    <meta:document-statistic meta:table-count="0" meta:image-count="0" meta:object-count="0" meta:page-count="1" meta:paragraph-count="18" meta:word-count="90" meta:character-count="483" meta:non-whitespace-character-count="425"/>
    <meta:template xlink:type="simple" xlink:actuate="onRequest" xlink:title="T1" xlink:href="../../../../.config/libreoffice/4/user/template/T1.ott" meta:date="2013-09-22T11:06:24"/>
  </office:meta>
</office:document-meta>
</file>